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font-name="Liberation Serif" fo:font-size="17pt" style:text-underline-style="none" fo:font-weight="bold" officeooo:rsid="2b6f314a" officeooo:paragraph-rsid="34ba9c8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4bad7d2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666666" style:font-name="Liberation Serif" fo:font-size="17pt" style:text-underline-style="none" fo:font-weight="bold" officeooo:rsid="2f7a955a" officeooo:paragraph-rsid="357c1ad7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666666" style:font-name="Liberation Serif" fo:font-size="17pt" style:text-underline-style="none" fo:font-weight="bold" officeooo:rsid="2f7a955a" officeooo:paragraph-rsid="35a7bbf4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666666" style:font-name="Liberation Serif" fo:font-size="17pt" style:text-underline-style="none" fo:font-weight="bold" officeooo:rsid="2f7a955a" officeooo:paragraph-rsid="35adcdd9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666666" style:font-name="Liberation Serif" fo:font-size="17pt" style:text-underline-style="none" fo:font-weight="bold" officeooo:rsid="35b3c21a" officeooo:paragraph-rsid="35b3c21a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1ede4a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4bad7d2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12cbf8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4f2e392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1d30a8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eb7031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53dc4c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1b14b3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22f6ba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2686de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280ccc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0bcf8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1b14b3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5a8feb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5cb9ee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53dc4c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7c1ad7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7e8183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a71e44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75f02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f9580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a071e8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fd6f30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32c8f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8a579c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b6295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13e45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1103f3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feb741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127b3b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8179c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adcdd9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b254b3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23bda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610507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77dc97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5f0ea7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66104e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66a280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3621355b" officeooo:paragraph-rsid="362686de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2b5268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3eb29f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3d65cf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3ccc69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373267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2bb1e1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48e6a9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473ba2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47f7e9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4e4f7b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4ebf3d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5219d4" style:font-name-asian="標楷體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52c00e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550cf4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580765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538d85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5e42ba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563821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de9eed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cd86cf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b3c21a" style:font-name-asian="標楷體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b96ec7" style:font-name-asian="標楷體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1c1c1c" style:font-name="Liberation Serif" fo:font-size="17pt" style:text-underline-style="none" fo:font-weight="bold" officeooo:rsid="2f7a955a" officeooo:paragraph-rsid="357c1ad7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officeooo:rsid="2e1b0a80"/>
    </style:style>
    <style:style style:name="T2" style:family="text">
      <style:text-properties fo:color="#333333"/>
    </style:style>
    <style:style style:name="T3" style:family="text">
      <style:text-properties fo:color="#333333" style:font-name="標楷體1" style:font-name-asian="標楷體1"/>
    </style:style>
    <style:style style:name="T4" style:family="text">
      <style:text-properties fo:color="#333333" officeooo:rsid="35a9c6de"/>
    </style:style>
    <style:style style:name="T5" style:family="text">
      <style:text-properties style:font-name="Arial" officeooo:rsid="325a12c2" style:font-name-asian="Arial"/>
    </style:style>
    <style:style style:name="T6" style:family="text">
      <style:text-properties officeooo:rsid="325a12c2"/>
    </style:style>
    <style:style style:name="T7" style:family="text">
      <style:text-properties officeooo:rsid="356134fc"/>
    </style:style>
    <style:style style:name="T8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9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font-name-complex="標楷體" style:text-emphasize="none"/>
    </style:style>
    <style:style style:name="T10" style:family="text">
      <style:text-properties style:text-outline="false" style:text-line-through-style="none" style:text-line-through-type="none" style:text-position="0% 100%" fo:font-style="normal" fo:text-shadow="none" officeooo:rsid="2e2d83da" style:font-style-asian="normal" style:font-name-complex="標楷體" style:text-emphasize="none"/>
    </style:style>
    <style:style style:name="T11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font-name-complex="標楷體" style:text-emphasize="none"/>
    </style:style>
    <style:style style:name="T12" style:family="text">
      <style:text-properties style:text-outline="false" style:text-line-through-style="none" style:text-line-through-type="none" style:text-position="0% 100%" fo:font-style="normal" fo:text-shadow="none" officeooo:rsid="352e8af6" style:font-style-asian="normal" style:font-name-complex="標楷體" style:text-emphasize="none"/>
    </style:style>
    <style:style style:name="T1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font-name-complex="標楷體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Arial" fo:font-style="normal" fo:text-shadow="none" officeooo:rsid="325a12c2" style:font-name-asian="Arial" style:font-style-asian="normal" style:font-name-complex="標楷體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0a1d5fe7" style:font-style-asian="normal" style:font-name-complex="標楷體" style:text-emphasize="none"/>
    </style:style>
    <style:style style:name="T16" style:family="text">
      <style:text-properties fo:color="#1c1c1c"/>
    </style:style>
    <style:style style:name="T17" style:family="text">
      <style:text-properties fo:color="#1c1c1c" officeooo:rsid="356134fc"/>
    </style:style>
    <style:style style:name="T18" style:family="text">
      <style:text-properties style:font-name-complex="標楷體"/>
    </style:style>
    <style:style style:name="T19" style:family="text">
      <style:text-properties officeooo:rsid="2fa2d5a6" style:font-name-complex="標楷體"/>
    </style:style>
    <style:style style:name="T20" style:family="text">
      <style:text-properties style:font-name="標楷體1"/>
    </style:style>
    <style:style style:name="T21" style:family="text">
      <style:text-properties style:font-name="標楷體1" style:font-name-asian="標楷體1"/>
    </style:style>
    <style:style style:name="T22" style:family="text">
      <style:text-properties style:font-name="標楷體1" officeooo:rsid="3589680b" style:font-name-asian="標楷體1"/>
    </style:style>
    <style:style style:name="T23" style:family="text">
      <style:text-properties style:font-name="標楷體1" officeooo:rsid="35a9c6de" style:font-name-asian="標楷體1"/>
    </style:style>
    <style:style style:name="T24" style:family="text">
      <style:text-properties style:font-name="標楷體1" officeooo:rsid="35feb741" style:font-name-asian="標楷體1"/>
    </style:style>
    <style:style style:name="T25" style:family="text">
      <style:text-properties style:font-name="標楷體1" officeooo:rsid="364e4f7b" style:font-name-asian="標楷體1"/>
    </style:style>
    <style:style style:name="T26" style:family="text">
      <style:text-properties style:font-name="標楷體1" officeooo:rsid="358ee9ba"/>
    </style:style>
    <style:style style:name="T27" style:family="text">
      <style:text-properties style:font-name="標楷體1" officeooo:rsid="2f7a955a"/>
    </style:style>
    <style:style style:name="T28" style:family="text">
      <style:text-properties style:font-name="標楷體1" officeooo:rsid="362d4e37"/>
    </style:style>
    <style:style style:name="T29" style:family="text">
      <style:text-properties style:font-name="標楷體1" officeooo:rsid="36304e46"/>
    </style:style>
    <style:style style:name="T30" style:family="text">
      <style:text-properties officeooo:rsid="35a9c6de"/>
    </style:style>
    <style:style style:name="T31" style:family="text">
      <style:text-properties officeooo:rsid="35b254b3"/>
    </style:style>
    <style:style style:name="T32" style:family="text">
      <style:text-properties officeooo:rsid="35b254b3" style:font-name-asian="Arial"/>
    </style:style>
    <style:style style:name="T33" style:family="text">
      <style:text-properties officeooo:rsid="35e0d1ee" style:font-name-asian="Arial"/>
    </style:style>
    <style:style style:name="T34" style:family="text">
      <style:text-properties officeooo:rsid="2f7a955a" style:font-name-asian="Arial"/>
    </style:style>
    <style:style style:name="T35" style:family="text">
      <style:text-properties officeooo:rsid="364e4f7b" style:font-name-asian="Arial"/>
    </style:style>
    <style:style style:name="T36" style:family="text">
      <style:text-properties officeooo:rsid="2f7a955a"/>
    </style:style>
    <style:style style:name="T37" style:family="text">
      <style:text-properties officeooo:rsid="35e0d1ee"/>
    </style:style>
    <style:style style:name="T38" style:family="text">
      <style:text-properties officeooo:rsid="35feb741"/>
    </style:style>
    <style:style style:name="T39" style:family="text">
      <style:text-properties officeooo:rsid="3621355b"/>
    </style:style>
    <style:style style:name="T40" style:family="text">
      <style:text-properties officeooo:rsid="362d4e37"/>
    </style:style>
    <style:style style:name="T41" style:family="text">
      <style:text-properties style:text-position="super 58%" style:font-name="標楷體1" officeooo:rsid="362d4e37"/>
    </style:style>
    <style:style style:name="T42" style:family="text">
      <style:text-properties officeooo:rsid="363eb29f"/>
    </style:style>
    <style:style style:name="T43" style:family="text">
      <style:text-properties officeooo:rsid="364e4f7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42942535" text:style-name="L1">
        <text:list-item>
          <text:p text:style-name="P1"><text:bookmark-start text:name="商鞅"/>商鞅<text:bookmark-end text:name="商鞅"/></text:p>
          <text:list>
            <text:list-item>
              <text:p text:style-name="P7">法家。</text:p>
              <text:list>
                <text:list-item>
                  <text:p text:style-name="P7">服務 獨裁者、絕對獨裁。</text:p>
                </text:list-item>
                <text:list-item>
                  <text:p text:style-name="P7">從 君王、獨裁者 的 角度，統治國家、找出社會問題、強化獨裁權力。</text:p>
                </text:list-item>
                <text:list-item>
                  <text:p text:style-name="P7">駕馭 人民、奴性，為 國家、政府 服務。</text:p>
                </text:list-item>
              </text:list>
            </text:list-item>
            <text:list-item>
              <text:p text:style-name="P7">商君書。</text:p>
              <text:list>
                <text:list-item>
                  <text:p text:style-name="P8">商君書 認定，民弱國強，國強民弱，故有道之國，務在弱民。</text:p>
                  <text:list>
                    <text:list-item>
                      <text:p text:style-name="P7">弱民。</text:p>
                      <text:list>
                        <text:list-item>
                          <text:p text:style-name="P7">弱民 不是 削弱 人民的 肉體、體力、專注力、創造力。</text:p>
                          <text:list>
                            <text:list-item>
                              <text:p text:style-name="P7">人民的 肉體、體力、專注力、創造力 反而要好。</text:p>
                            </text:list-item>
                          </text:list>
                        </text:list-item>
                        <text:list-item>
                          <text:p text:style-name="P9">弱民 是 削弱 人民的 意識、精神。</text:p>
                        </text:list-item>
                        <text:list-item>
                          <text:p text:style-name="P9">弱民 是 馴化 人民的 意識、精神。</text:p>
                          <text:list>
                            <text:list-item>
                              <text:p text:style-name="P9">利用 趨利、避害、自私、自利 的 人性。</text:p>
                            </text:list-item>
                            <text:list-item>
                              <text:p text:style-name="P9">剝奪 獨立思考能力、個體思考能力。</text:p>
                              <text:list>
                                <text:list-item>
                                  <text:p text:style-name="P9">不好奇、不探索、不思考、不質疑、不反抗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">商君書 認定，使 人民 愚昧無知。</text:p>
                  <text:list>
                    <text:list-item>
                      <text:p text:style-name="P9">人民 越愚昧無知，越容易 被奴役。</text:p>
                    </text:list-item>
                  </text:list>
                </text:list-item>
                <text:list-item>
                  <text:p text:style-name="P8">商君書 認定，平時、戰時。</text:p>
                  <text:list>
                    <text:list-item>
                      <text:p text:style-name="P9">平時，把 所有 時間、體力、精力，都投入到 國家、政府 所需的 生產勞動、金融系統。</text:p>
                    </text:list-item>
                    <text:list-item>
                      <text:p text:style-name="P9">戰時，積極 上戰場、犧牲生命 當砲灰，用 健康、生命 捍衛 國家、政府。</text:p>
                    </text:list-item>
                  </text:list>
                </text:list-item>
                <text:list-item>
                  <text:p text:style-name="P8">商君書 認定，讓 人民 只有 一種、幾種 選擇、選項。</text:p>
                  <text:list>
                    <text:list-item>
                      <text:p text:style-name="P10">讓 人民 只有 一種、幾種（國家 事先 篩選過的）選擇、選項。</text:p>
                    </text:list-item>
                    <text:list-item>
                      <text:p text:style-name="P9">讓 人民 做，國家 希望 人民做的 事。</text:p>
                      <text:list>
                        <text:list-item>
                          <text:p text:style-name="P11">讓 人民 思想、決策、行動，國家 希望 人民 思想、決策、行動 的 事。</text:p>
                        </text:list-item>
                      </text:list>
                    </text:list-item>
                  </text:list>
                </text:list-item>
                <text:list-item>
                  <text:p text:style-name="P9">商君書 認定，馭民五術。</text:p>
                </text:list-item>
                <text:list-item>
                  <text:p text:style-name="P2">反制。</text:p>
                  <text:list>
                    <text:list-item>
                      <text:p text:style-name="P2">不能<text:span text:style-name="T2">、不要</text:span> 趨利、避害、自私、自利。</text:p>
                    </text:list-item>
                    <text:list-item>
                      <text:p text:style-name="P2">要為 群體、其他個體 <text:span text:style-name="T2">的 福利、權利、公共利益，進行</text:span> 貢獻、輸出。</text:p>
                      <text:list>
                        <text:list-item>
                          <text:p text:style-name="P9">分享、共享、同享、貢獻、協助、幫助、幫忙。</text:p>
                        </text:list-item>
                        <text:list-item>
                          <text:p text:style-name="P2">明顯例子，<text:span text:style-name="T2">翻土、</text:span>種樹<text:span text:style-name="T2">、澆水、施肥、樹下乘涼</text:span>。</text:p>
                        </text:list-item>
                        <text:list-item>
                          <text:p text:style-name="P12">明顯例子，（阿米）<text:span text:style-name="T1">愛心羊皮紙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"><text:bookmark-start text:name="蘇格拉底"/>蘇格拉底<text:bookmark-end text:name="蘇格拉底"/></text:p>
          <text:list>
            <text:list-item>
              <text:p text:style-name="P13">精神助產術。</text:p>
              <text:list>
                <text:list-item>
                  <text:p text:style-name="P13">討論、辯證法、辯證推理。</text:p>
                  <text:list>
                    <text:list-item>
                      <text:p text:style-name="P13">用途 有 思維訓練、日常交流、（愛因斯坦 認定的）思想實驗。</text:p>
                    </text:list-item>
                  </text:list>
                </text:list-item>
                <text:list-item>
                  <text:p text:style-name="P14">理性對話法。</text:p>
                  <text:list>
                    <text:list-item>
                      <text:p text:style-name="P14">兩個人 理性對話。</text:p>
                    </text:list-item>
                  </text:list>
                </text:list-item>
              </text:list>
            </text:list-item>
            <text:list-item>
              <text:p text:style-name="P15">我知道的是自己無知。</text:p>
            </text:list-item>
            <text:list-item>
              <text:p text:style-name="P20">我唯一知道的 是 我一無所知。</text:p>
              <text:list>
                <text:list-item>
                  <text:p text:style-name="P20">知道的越多，越覺得自己無知。</text:p>
                </text:list-item>
                <text:list-item>
                  <text:p text:style-name="P16">承認 自己的 無知，開啟 智慧 的大門。</text:p>
                  <text:list>
                    <text:list-item>
                      <text:p text:style-name="P47">知道、學習、好奇。</text:p>
                    </text:list-item>
                    <text:list-item>
                      <text:p text:style-name="P17"><text:span text:style-name="T39">無知 變 有知</text:span>。</text:p>
                    </text:list-item>
                    <text:list-item>
                      <text:p text:style-name="P18"><text:span text:style-name="T39">未知 變 已知</text:span>。</text:p>
                    </text:list-item>
                    <text:list-item>
                      <text:p text:style-name="P48">現象 → 本質。</text:p>
                      <text:list>
                        <text:list-item>
                          <text:p text:style-name="P48">明顯例子，視覺。</text:p>
                          <text:list>
                            <text:list-item>
                              <text:p text:style-name="P49">眼睛 →<text:span text:style-name="T42"> </text:span>眼睛（視網膜 →<text:span text:style-name="T42"> </text:span>視神經）→<text:span text:style-name="T42"> </text:span>大腦。</text:p>
                            </text:list-item>
                            <text:list-item>
                              <text:p text:style-name="P48">（張開）眼睛 是 現象。</text:p>
                            </text:list-item>
                            <text:list-item>
                              <text:p text:style-name="P48">（眼睛、視網膜）接收到 光 是 本質。</text:p>
                            </text:list-item>
                            <text:list-item>
                              <text:p text:style-name="P48">（視神經、大腦）接收到 電訊號 是 本質。</text:p>
                            </text:list-item>
                            <text:list-item>
                              <text:p text:style-name="P48">（大腦）把 電訊號 變成（視覺）影像 是 本質。</text:p>
                            </text:list-item>
                            <text:list-item>
                              <text:p text:style-name="P50">（大腦）修改（視覺）影像 是 本質。</text:p>
                              <text:list>
                                <text:list-item>
                                  <text:p text:style-name="P51">（大腦）修改、填補、消除（視覺）影像（造成 視覺型錯覺）是 本質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8">函數名稱 →<text:span text:style-name="T40"> 函數曲線、函數方程式。</text:span></text:p>
                      <text:list>
                        <text:list-item>
                          <text:p text:style-name="P52">明顯例子，一元二次方程式（名稱）<text:span text:style-name="T28">→ 一元二次方程式（曲線、方程式）</text:span>。</text:p>
                        </text:list-item>
                        <text:list-item>
                          <text:p text:style-name="P48">明顯例子，<text:span text:style-name="T28">f(x) → ax</text:span><text:span text:style-name="T41">2</text:span><text:span text:style-name="T28"> + bx + c</text:span>。</text:p>
                        </text:list-item>
                        <text:list-item>
                          <text:p text:style-name="P48">明顯例子，<text:span text:style-name="T29">y</text:span><text:span text:style-name="T28"> → ax</text:span><text:span text:style-name="T41">2</text:span><text:span text:style-name="T28"> + bx + c</text:span>。</text:p>
                        </text:list-item>
                      </text:list>
                    </text:list-item>
                    <text:list-item>
                      <text:p text:style-name="P48">字詞 → 定義。</text:p>
                      <text:list>
                        <text:list-item>
                          <text:p text:style-name="P53">明顯例子，<text:span text:style-name="T36">我唯一知道的 是 我一無所知</text:span>。</text:p>
                          <text:list>
                            <text:list-item>
                              <text:p text:style-name="P54">什麼是。</text:p>
                              <text:list>
                                <text:list-item>
                                  <text:p text:style-name="P53">什麼是<text:span text:style-name="T36">我、（在 這句話 裡面，該）我的定義是什麼</text:span>。</text:p>
                                </text:list-item>
                                <text:list-item>
                                  <text:p text:style-name="P53">什麼是<text:span text:style-name="T36">唯一、（在 這句話 裡面，該）唯一的定義是什麼</text:span>。</text:p>
                                  <text:list>
                                    <text:list-item>
                                      <text:p text:style-name="P55">什麼是<text:span text:style-name="T36">知道、（在 這句話 裡面，該）知道的定義是什麼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55">什麼是<text:span text:style-name="T36">我唯一、（在 這句話 裡面，該）我唯一的定義是什麼</text:span>。</text:p>
                                </text:list-item>
                                <text:list-item>
                                  <text:p text:style-name="P55">什麼是<text:span text:style-name="T36">唯一知道、（在 這句話 裡面，該）唯一知道的定義是什麼</text:span>。</text:p>
                                </text:list-item>
                                <text:list-item>
                                  <text:p text:style-name="P55">什麼是<text:span text:style-name="T36">我唯一知道、（在 這句話 裡面，該）我唯一知道的定義是什麼</text:span>。</text:p>
                                </text:list-item>
                                <text:list-item>
                                  <text:p text:style-name="P56"><text:span text:style-name="T36">我、唯一、知道、我唯一、唯一知道、我唯一知道 </text:span><text:span text:style-name="T34">↔</text:span><text:span text:style-name="T36"> </text:span>字詞。</text:p>
                                </text:list-item>
                                <text:list-item>
                                  <text:p text:style-name="P56"><text:span text:style-name="T36">我、唯一、知道、我唯一、唯一知道、我唯一知道 </text:span>是（什麼）<text:span text:style-name="T34">↔</text:span><text:span text:style-name="T36"> </text:span>定義。</text:p>
                                </text:list-item>
                              </text:list>
                            </text:list-item>
                            <text:list-item>
                              <text:p text:style-name="P54">在 某一特定情況，什麼是。</text:p>
                              <text:list>
                                <text:list-item>
                                  <text:p text:style-name="P54">過去的我、當下的我、未來的我，哪一個 才是 我。</text:p>
                                  <text:list>
                                    <text:list-item>
                                      <text:p text:style-name="P57">明顯例子，我 <text:span text:style-name="T35">↔</text:span><text:span text:style-name="T43"> </text:span>函數名稱。</text:p>
                                      <text:list>
                                        <text:list-item>
                                          <text:p text:style-name="P57">過去的我、當下的我、未來的我 都是 我。</text:p>
                                          <text:list>
                                            <text:list-item>
                                              <text:p text:style-name="P58">當下的我 <text:span text:style-name="T35">↔</text:span><text:span text:style-name="T43"> 函數曲線、函數曲面 裡面的 某一特定 點、線</text:span>。</text:p>
                                            </text:list-item>
                                            <text:list-item>
                                              <text:p text:style-name="P57">過去的我 <text:span text:style-name="T35">↔</text:span><text:span text:style-name="T43"> 該點 已經 經過的（函數曲線 裡面的）點群</text:span>。</text:p>
                                            </text:list-item>
                                            <text:list-item>
                                              <text:p text:style-name="P57">未來的我 <text:span text:style-name="T35">↔</text:span><text:span text:style-name="T43"> 該點 即將、有機率 經過的</text:span><text:span text:style-name="T25">(函數曲線 裡面的)</text:span><text:span text:style-name="T43">點群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54">下一個瞬間的我（還）是不是（當下的）我。</text:p>
                                  <text:list>
                                    <text:list-item>
                                      <text:p text:style-name="P59">明顯例子，下一個瞬間的我（還）有機率不是（當下的）我。</text:p>
                                      <text:list>
                                        <text:list-item>
                                          <text:p text:style-name="P60">下一個瞬間的我 <text:span text:style-name="T35">↔</text:span><text:span text:style-name="T43"> 函數曲線、函數曲面 裡面的 某一特定 點、線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54">過去的我 是不是（只）存在 記憶當中。</text:p>
                                  <text:list>
                                    <text:list-item>
                                      <text:p text:style-name="P61">明顯例子，過去的我 是（只）存在 記憶當中。</text:p>
                                      <text:list>
                                        <text:list-item>
                                          <text:p text:style-name="P62">假定，（在 函數曲線 裡面，已經）經過的點 不能 再次經過。</text:p>
                                        </text:list-item>
                                        <text:list-item>
                                          <text:p text:style-name="P63">過去的我 <text:span text:style-name="T35">↔</text:span><text:span text:style-name="T43"> 該點 已經 經過的（函數曲線、函數曲面 裡面的）點群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64">當下的我 是不是（只）存在（下一個瞬間的我 的）記憶當中。</text:p>
                                  <text:list>
                                    <text:list-item>
                                      <text:p text:style-name="P64">假定，（在 函數曲線 裡面，已經）經過的點 不能 再次經過。</text:p>
                                    </text:list-item>
                                    <text:list-item>
                                      <text:p text:style-name="P65">明顯例子，當下的我 是（只）存在（下一個瞬間的我 的）記憶當中。</text:p>
                                    </text:list-item>
                                  </text:list>
                                </text:list-item>
                                <text:list-item>
                                  <text:p text:style-name="P64">當下的我 是不是（只）存在（未來的我 的）記憶當中。</text:p>
                                  <text:list>
                                    <text:list-item>
                                      <text:p text:style-name="P64">假定，（在 函數曲線 裡面，已經）經過的點 不能 再次經過。</text:p>
                                    </text:list-item>
                                    <text:list-item>
                                      <text:p text:style-name="P65">明顯例子，當下的我 是（只）存在（未來的我 的）記憶當中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">未經審視的生活，沒有意義。</text:p>
            </text:list-item>
          </text:list>
        </text:list-item>
        <text:list-item>
          <text:p text:style-name="P14"><text:bookmark-start text:name="柏拉圖"/>柏拉圖<text:bookmark-end text:name="柏拉圖"/></text:p>
          <text:list>
            <text:list-item>
              <text:p text:style-name="P14">理型。</text:p>
              <text:list>
                <text:list-item>
                  <text:p text:style-name="P21">理型論。</text:p>
                </text:list-item>
                <text:list-item>
                  <text:p text:style-name="P21">理型世界 <text:span text:style-name="T5">↔</text:span><text:span text:style-name="T6"> 不生不滅、數學幾何的三角形。</text:span></text:p>
                </text:list-item>
                <text:list-item>
                  <text:p text:style-name="P22">現實世界 <text:span text:style-name="T5">↔</text:span><text:span text:style-name="T6"> 會生會滅、</text:span>現實世界<text:span text:style-name="T6">的三角形</text:span>。</text:p>
                </text:list-item>
              </text:list>
            </text:list-item>
            <text:list-item>
              <text:p text:style-name="P19">對立論證法。</text:p>
            </text:list-item>
            <text:list-item>
              <text:p text:style-name="P23">慾望、理性、義氣。</text:p>
            </text:list-item>
          </text:list>
        </text:list-item>
        <text:list-item>
          <text:p text:style-name="P3"><text:bookmark-start text:name="亞里斯多德"/>亞里斯多德<text:bookmark-end text:name="亞里斯多德"/></text:p>
          <text:list>
            <text:list-item>
              <text:p text:style-name="P70"><text:span text:style-name="T19">（</text:span><text:span text:style-name="T9">相關描述 在 </text:span><text:span text:style-name="T13">新生之書</text:span><text:span text:style-name="T9">的 </text:span><text:span text:style-name="T13">哲學</text:span><text:span text:style-name="T9"> </text:span><text:span text:style-name="T12">文件群的</text:span><text:span text:style-name="T9"> </text:span><text:span text:style-name="T13">亞里斯多德</text:span><text:span text:style-name="T19">）</text:span></text:p>
            </text:list-item>
            <text:list-item>
              <text:p text:style-name="P24">工具論。</text:p>
              <text:list>
                <text:list-item>
                  <text:p text:style-name="P3">三段論。</text:p>
                  <text:list>
                    <text:list-item>
                      <text:p text:style-name="P24">明顯例子，行星 會繞著 恆星 轉。</text:p>
                      <text:list>
                        <text:list-item>
                          <text:p text:style-name="P24">地球 是 行星。</text:p>
                        </text:list-item>
                        <text:list-item>
                          <text:p text:style-name="P24">地球 會繞著 恆星 轉。</text:p>
                        </text:list-item>
                      </text:list>
                    </text:list-item>
                  </text:list>
                </text:list-item>
                <text:list-item>
                  <text:p text:style-name="P24">第一原理 <text:span text:style-name="T33">↔</text:span><text:span text:style-name="T37"> 公理、（只能被驗證、無法被證明 是正確的）正確的原理、假想是正確的原理</text:span>。</text:p>
                  <text:list>
                    <text:list-item>
                      <text:p text:style-name="P24">第一原理 只能從 經驗 歸納 出來。</text:p>
                    </text:list-item>
                    <text:list-item>
                      <text:p text:style-name="P24">第一原理 只能從 假定 假想 出來。</text:p>
                    </text:list-item>
                  </text:list>
                </text:list-item>
              </text:list>
            </text:list-item>
            <text:list-item>
              <text:p text:style-name="P24">形而上學（書名）。</text:p>
              <text:list>
                <text:list-item>
                  <text:p text:style-name="P25">形而上學 是<text:span text:style-name="T10">（</text:span>亞里斯多德<text:span text:style-name="T8"> </text:span><text:span text:style-name="T10">認定的）</text:span>第一哲學。</text:p>
                  <text:list>
                    <text:list-item>
                      <text:p text:style-name="P25">研究 比 物理學 更根本的 事物。</text:p>
                      <text:list>
                        <text:list-item>
                          <text:p text:style-name="P26">物理學 研究 物理定律、物質世界（現象、本質、存在、變化、公式、變數、關係）。</text:p>
                        </text:list-item>
                        <text:list-item>
                          <text:p text:style-name="P4">形而上學 研究 <text:span text:style-name="T2">物理定律（本身）、物理世界（本身）、事物（本身）、個</text:span><text:span text:style-name="T3">體(</text:span><text:span text:style-name="T21">本身</text:span><text:span text:style-name="T3">)</text:span><text:span text:style-name="T21">。</text:span></text:p>
                          <text:list>
                            <text:list-item>
                              <text:p text:style-name="P27">明顯例子，<text:span text:style-name="T20">(F</text:span><text:span text:style-name="T26">=ma)</text:span><text:span text:style-name="T20">(</text:span>本身<text:span text:style-name="T26">)</text:span>、為什麼<text:span text:style-name="T20">(F</text:span><text:span text:style-name="T26">=ma)</text:span>存在、如何存在、該存在的本質是什麼。</text:p>
                              <text:list>
                                <text:list-item>
                                  <text:p text:style-name="P28">該存在的本質是什麼 是 該存在（能夠 存在）的 本質<text:span text:style-name="T22">、原因、根基 </text:span>是什麼。</text:p>
                                </text:list-item>
                                <text:list-item>
                                  <text:p text:style-name="P29">該存在的本質是什麼 是 該存在（無法不存在）的 本質<text:span text:style-name="T22">、原因、根基 </text:span>是什麼。</text:p>
                                </text:list-item>
                                <text:list-item>
                                  <text:p text:style-name="P30">該存在的本質是什麼 是 該存在（無法有時存在）的本質<text:span text:style-name="T22">、原因、根基</text:span>是什麼。</text:p>
                                </text:list-item>
                              </text:list>
                            </text:list-item>
                            <text:list-item>
                              <text:p text:style-name="P31">明顯例子，該本質<text:span text:style-name="T21">(本身)</text:span>、為何該本質會存在、如何存在、該本質的本質是什麼。</text:p>
                            </text:list-item>
                            <text:list-item>
                              <text:p text:style-name="P32">明顯例子，該本質的本質（本身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哲學 起源於 閒暇、好奇。</text:p>
                  <text:list>
                    <text:list-item>
                      <text:p text:style-name="P33"><text:span text:style-name="T30">思考、決策、行動 → 快樂、幸福感、成就感</text:span>。</text:p>
                      <text:list>
                        <text:list-item>
                          <text:p text:style-name="P34"><text:span text:style-name="T30">感測、行動 得知、未知變已知 → 改變 認知、意識層、知識儲存 → 快樂、幸福感</text:span>。</text:p>
                        </text:list-item>
                        <text:list-item>
                          <text:p text:style-name="P24"><text:span text:style-name="T21">(求知慾 →</text:span><text:span text:style-name="T23"> 感測、行動 得知、未知變已知 →)</text:span><text:span text:style-name="T30">改變、交互作用 外在環境 → 快樂</text:span>。</text:p>
                        </text:list-item>
                        <text:list-item>
                          <text:p text:style-name="P35"><text:span text:style-name="T30">改變、交互作用 外在環境 → </text:span>賦予意義、認定有意義<text:span text:style-name="T18">、認定有價值</text:span> →<text:span text:style-name="T38"> 快樂、幸福</text:span>。</text:p>
                          <text:list>
                            <text:list-item>
                              <text:p text:style-name="P36"><text:span text:style-name="T30">改變、交互作用 外在環境 →（對 該改變）</text:span>賦予意義、認定有意義 →<text:span text:style-name="T38"> 快樂</text:span>。</text:p>
                            </text:list-item>
                          </text:list>
                        </text:list-item>
                        <text:list-item>
                          <text:p text:style-name="P37">賦予意義、認定有意義<text:span text:style-name="T18">、認定有價值</text:span> → <text:span text:style-name="T38">行動 → 快樂、幸福感、成就感</text:span>。</text:p>
                          <text:list>
                            <text:list-item>
                              <text:p text:style-name="P24">賦予意義、認定有意義 →<text:span text:style-name="T24">（(認定 自己 在為)</text:span><text:span text:style-name="T38">實現 該意</text:span><text:span text:style-name="T24">義(而)</text:span><text:span text:style-name="T38">）行動 → 快樂。</text:span></text:p>
                            </text:list-item>
                            <text:list-item>
                              <text:p text:style-name="P38">賦予意義、認定有意義 → <text:span text:style-name="T38">行動、改變、交互作用 內在物質、外在環境 → 快樂</text:span>。</text:p>
                            </text:list-item>
                          </text:list>
                        </text:list-item>
                        <text:list-item>
                          <text:p text:style-name="P5"><text:span text:style-name="T2">（求知慾→</text:span><text:span text:style-name="T4">感測、行動 得知、未知變已知 →）</text:span><text:span text:style-name="T30">解決問題、</text:span><text:span text:style-name="T4">做出</text:span><text:span text:style-name="T30">更好的貢獻 → 快樂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5">四因說。</text:p>
                  <text:list>
                    <text:list-item>
                      <text:p text:style-name="P39">質料因、形式因、動力因、目的因。</text:p>
                    </text:list-item>
                    <text:list-item>
                      <text:p text:style-name="P39">明顯例子，小木屋。</text:p>
                      <text:list>
                        <text:list-item>
                          <text:p text:style-name="P39">質料因 <text:span text:style-name="T32">↔</text:span><text:span text:style-name="T31"> </text:span>木頭。</text:p>
                        </text:list-item>
                        <text:list-item>
                          <text:p text:style-name="P40">形式因 <text:span text:style-name="T32">↔</text:span><text:span text:style-name="T31"> </text:span>屋身、屋頂。</text:p>
                        </text:list-item>
                        <text:list-item>
                          <text:p text:style-name="P40">動力因 <text:span text:style-name="T32">↔</text:span><text:span text:style-name="T31"> </text:span>建築工人（把 木頭 打造成 屋身、屋頂、小木屋）。</text:p>
                        </text:list-item>
                        <text:list-item>
                          <text:p text:style-name="P41">目的因 <text:span text:style-name="T32">↔</text:span><text:span text:style-name="T31">（</text:span>小木屋 讓 觀光客<text:span text:style-name="T31">）</text:span>居住。</text:p>
                        </text:list-item>
                      </text:list>
                    </text:list-item>
                  </text:list>
                </text:list-item>
                <text:list-item>
                  <text:p text:style-name="P6">潛能、實現。</text:p>
                  <text:list>
                    <text:list-item>
                      <text:p text:style-name="P66">明顯例子，潛能<text:span text:style-name="T36"> </text:span><text:span text:style-name="T32">↔</text:span> 即將、有機率 長葉、開花（的 樹木、種子）。</text:p>
                    </text:list-item>
                    <text:list-item>
                      <text:p text:style-name="P66">明顯例子，實現<text:span text:style-name="T36"> </text:span><text:span text:style-name="T32">↔</text:span> 正在、已經 長葉、開花（的 樹木）。</text:p>
                    </text:list-item>
                  </text:list>
                </text:list-item>
                <text:list-item>
                  <text:p text:style-name="P6"><text:span text:style-name="T2">存在的 </text:span>存在。</text:p>
                  <text:list>
                    <text:list-item>
                      <text:p text:style-name="P67"><text:span text:style-name="T36">明顯例子，</text:span>存在<text:span text:style-name="T27">(</text:span><text:span text:style-name="T36">本身</text:span><text:span text:style-name="T26">)</text:span><text:span text:style-name="T36">、為什麼</text:span><text:span text:style-name="T27">(</text:span>存在<text:span text:style-name="T26">)</text:span><text:span text:style-name="T36">存在、</text:span><text:span text:style-name="T27">(</text:span>存在<text:span text:style-name="T26">)</text:span><text:span text:style-name="T36">如何存在、該存在的本質是什麼</text:span>。</text:p>
                    </text:list-item>
                  </text:list>
                </text:list-item>
                <text:list-item>
                  <text:p text:style-name="P68">實體。</text:p>
                  <text:list>
                    <text:list-item>
                      <text:p text:style-name="P69">實體<text:span text:style-name="T36"> </text:span><text:span text:style-name="T32">↔</text:span><text:span text:style-name="T31"> 個體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"><text:bookmark-start text:name="尼采"/>尼采<text:bookmark-end text:name="尼采"/></text:p>
          <text:list>
            <text:list-item>
              <text:p text:style-name="P70"><text:span text:style-name="T19">（</text:span><text:span text:style-name="T9">相關描述 在 </text:span><text:span text:style-name="T13">新生之書</text:span><text:span text:style-name="T9">的 </text:span><text:span text:style-name="T13">哲學</text:span><text:span text:style-name="T9"> </text:span><text:span text:style-name="T12">文件群的</text:span><text:span text:style-name="T9"> </text:span><text:span text:style-name="T13">尼采</text:span><text:span text:style-name="T19">）</text:span></text:p>
            </text:list-item>
            <text:list-item>
              <text:p text:style-name="P42">查拉圖斯特拉如是說。</text:p>
              <text:list>
                <text:list-item>
                  <text:p text:style-name="P42">超人哲學。</text:p>
                  <text:list>
                    <text:list-item>
                      <text:p text:style-name="P42">超人。</text:p>
                      <text:list>
                        <text:list-item>
                          <text:p text:style-name="P42">人是應當被超越的東西。</text:p>
                          <text:list>
                            <text:list-item>
                              <text:p text:style-name="P42">人 要 彌補缺陷、趨向完美。</text:p>
                            </text:list-item>
                          </text:list>
                        </text:list-item>
                        <text:list-item>
                          <text:p text:style-name="P42">超越 自我。</text:p>
                          <text:list>
                            <text:list-item>
                              <text:p text:style-name="P42">人 要超越 自我，變成 超人。</text:p>
                            </text:list-item>
                            <text:list-item>
                              <text:p text:style-name="P43">人 要有 強烈的（實現（自我的）超越（趨向、成為 超人）的）慾望、行動力。</text:p>
                            </text:list-item>
                          </text:list>
                        </text:list-item>
                        <text:list-item>
                          <text:p text:style-name="P42"><text:span text:style-name="T16">我要 →</text:span><text:span text:style-name="T17"> </text:span><text:span text:style-name="T7">我是</text:span>。</text:p>
                          <text:list>
                            <text:list-item>
                              <text:p text:style-name="P42">動機、驅動力，<text:span text:style-name="T16">從 我要 變成 </text:span>我是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2">超人 <text:span text:style-name="T5">↔</text:span><text:span text:style-name="T10">（</text:span><text:span text:style-name="T11">人類</text:span><text:span text:style-name="T8"> </text:span><text:span text:style-name="T10">認定的）</text:span><text:span text:style-name="T9">佛</text:span>。</text:p>
                    </text:list-item>
                  </text:list>
                </text:list-item>
              </text:list>
            </text:list-item>
            <text:list-item>
              <text:p text:style-name="P42">酒神、日神。</text:p>
            </text:list-item>
          </text:list>
        </text:list-item>
        <text:list-item>
          <text:p text:style-name="P42"><text:bookmark-start text:name="斯賓諾沙"/>斯賓諾沙<text:bookmark-end text:name="斯賓諾沙"/></text:p>
          <text:list>
            <text:list-item>
              <text:p text:style-name="P44">（斯賓諾沙<text:span text:style-name="T8"> </text:span><text:span text:style-name="T10">認定的</text:span>）<text:span text:style-name="T9">神</text:span><text:span text:style-name="T8"> </text:span><text:span text:style-name="T14">↔</text:span><text:span text:style-name="T8"> 大自然、一切的一切、</text:span><text:span text:style-name="T10">（老子</text:span><text:span text:style-name="T8"> </text:span><text:span text:style-name="T10">認定的）</text:span><text:span text:style-name="T15">道</text:span>。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1T00:05:43.681000000</dc:date>
    <meta:editing-duration>P21DT20H1M39S</meta:editing-duration>
    <meta:editing-cycles>12918</meta:editing-cycles>
    <meta:document-statistic meta:table-count="0" meta:image-count="0" meta:object-count="0" meta:page-count="1" meta:paragraph-count="157" meta:word-count="2968" meta:character-count="3487" meta:non-whitespace-character-count="3146"/>
  </office:meta>
</office:document-meta>
</file>